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16H12M44.022S" calcext:value-type="time">
            <text:p>316:12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mbination lock submit fix, pathfinding reliability improvement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16H39M26.035S" calcext:value-type="time">
            <text:p>16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7:50:07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4T08:57:12.075000000</dc:date>
    <dc:creator>Benjamin Laws</dc:creator>
    <meta:editing-duration>P12DT7H53M</meta:editing-duration>
    <meta:editing-cycles>343</meta:editing-cycles>
    <meta:generator>LibreOffice/7.1.8.1$Windows_X86_64 LibreOffice_project/e1f30c802c3269a1d052614453f260e49458c82c</meta:generator>
    <meta:document-statistic meta:table-count="2" meta:cell-count="542" meta:object-count="0"/>
  </office:meta>
</office:document-meta>
</file>